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95000000743F0881EE35A34A0A.png" manifest:media-type="image/png"/>
  <manifest:file-entry manifest:full-path="Pictures/10002B07000029D300000BFDDFB7894F9754F323.svg" manifest:media-type="image/svg+xml"/>
  <manifest:file-entry manifest:full-path="Pictures/10000201000000EF000000F260361C97F6FB09ED.png" manifest:media-type="image/png"/>
  <manifest:file-entry manifest:full-path="Pictures/100002010000040000000400DA9E8DD6ACE037A0.png" manifest:media-type="image/png"/>
  <manifest:file-entry manifest:full-path="Pictures/10001A9900000AF500000AF5328FADDF6F3CF3BE.svg" manifest:media-type="image/svg+xml"/>
  <manifest:file-entry manifest:full-path="Pictures/100002010000006A0000006ACF05000B75238D14.png" manifest:media-type="image/png"/>
  <manifest:file-entry manifest:full-path="Pictures/100016DC00000AF500000AF5B7BBC4F81A46773D.svg" manifest:media-type="image/svg+xml"/>
  <manifest:file-entry manifest:full-path="Pictures/100002010000006A0000006A6792CC3909C3A660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aaad" draw:opacity="10%" draw:textarea-horizontal-align="justify" draw:textarea-vertical-align="middle" draw:auto-grow-height="false" fo:min-height="1cm" fo:min-width="3.564cm"/>
    </style:style>
    <style:style style:name="gr2" style:family="graphic" style:parent-style-name="standard">
      <style:graphic-properties draw:fill-color="#00aaad" draw:opacity="10%" draw:textarea-horizontal-align="justify" draw:textarea-vertical-align="middle" draw:auto-grow-height="false" fo:min-height="1cm" fo:min-width="5.793cm"/>
    </style:style>
    <style:style style:name="gr3" style:family="graphic" style:parent-style-name="standard">
      <style:graphic-properties draw:fill-color="#00aaad" draw:opacity="10%" draw:textarea-horizontal-align="justify" draw:textarea-vertical-align="middle" draw:auto-grow-height="false" fo:min-height="1.889cm" fo:min-width="9.615cm"/>
    </style:style>
    <style:style style:name="gr4" style:family="graphic" style:parent-style-name="standard">
      <style:graphic-properties svg:stroke-color="#000000" draw:fill-color="#fffbcc" draw:textarea-horizontal-align="justify" draw:textarea-vertical-align="middle" draw:auto-grow-height="false" fo:min-height="0.323cm" fo:min-width="0.989cm"/>
    </style:style>
    <style:style style:name="gr5" style:family="graphic" style:parent-style-name="standard">
      <style:graphic-properties svg:stroke-color="#000000" draw:fill-color="#e0efd4" draw:textarea-horizontal-align="justify" draw:textarea-vertical-align="middle" draw:auto-grow-height="false" fo:min-height="0.323cm" fo:min-width="1.022cm"/>
    </style:style>
    <style:style style:name="gr6" style:family="graphic" style:parent-style-name="standard">
      <style:graphic-properties svg:stroke-color="#000000" draw:fill-color="#e0efd4" draw:textarea-horizontal-align="justify" draw:textarea-vertical-align="middle" draw:auto-grow-height="false" fo:min-height="0.323cm" fo:min-width="2.259cm"/>
    </style:style>
    <style:style style:name="gr7" style:family="graphic" style:parent-style-name="standard">
      <style:graphic-properties svg:stroke-color="#000000" draw:fill-color="#fffbcc" draw:textarea-horizontal-align="justify" draw:textarea-vertical-align="middle" draw:auto-grow-height="false" fo:min-height="0.323cm" fo:min-width="2.07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dash" draw:stroke-dash="Fine_20_Dashed" draw:fill="none" draw:textarea-vertical-align="middle"/>
    </style:style>
    <style:style style:name="gr10" style:family="graphic" style:parent-style-name="standard">
      <style:graphic-properties svg:stroke-color="#000000" draw:fill-color="#e0efd4" draw:textarea-horizontal-align="justify" draw:textarea-vertical-align="middle" draw:auto-grow-height="false" fo:min-height="0.778cm" fo:min-width="2.625cm"/>
    </style:style>
    <style:style style:name="gr11" style:family="graphic" style:parent-style-name="standard">
      <style:graphic-properties svg:stroke-color="#000000" draw:fill-color="#fffbcc" draw:textarea-horizontal-align="justify" draw:textarea-vertical-align="middle" draw:auto-grow-height="false" fo:min-height="0.323cm" fo:min-width="2.516cm"/>
    </style:style>
    <style:style style:name="gr12" style:family="graphic" style:parent-style-name="standard">
      <style:graphic-properties draw:stroke="none" svg:stroke-color="#000000" draw:fill="none" draw:fill-color="#ffffff" fo:min-height="0.351cm"/>
    </style:style>
    <style:style style:name="gr13" style:family="graphic" style:parent-style-name="standard">
      <style:graphic-properties draw:stroke="none" svg:stroke-color="#000000" draw:fill="none" draw:fill-color="#ffffff" fo:min-height="0.356cm"/>
    </style:style>
    <style:style style:name="gr14" style:family="graphic" style:parent-style-name="standard">
      <style:graphic-properties draw:stroke="none" svg:stroke-color="#000000" draw:fill="none" draw:fill-color="#ffffff" draw:textarea-vertical-align="middle" fo:min-height="1.425cm"/>
    </style:style>
    <style:style style:name="gr15" style:family="graphic" style:parent-style-name="standard">
      <style:graphic-properties draw:stroke="none" svg:stroke-color="#000000" draw:fill="none" draw:fill-color="#ffffff" draw:textarea-vertical-align="middle" fo:min-height="0.949cm"/>
    </style:style>
    <style:style style:name="gr16" style:family="graphic" style:parent-style-name="standard">
      <style:graphic-properties draw:stroke="none" svg:stroke-color="#000000" draw:fill="none" draw:fill-color="#ffffff" draw:textarea-vertical-align="middle" fo:min-height="1.905cm"/>
    </style:style>
    <style:style style:name="gr1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vertical-align="middle" fo:min-height="0.229cm"/>
    </style:style>
    <style:style style:name="gr19" style:family="graphic" style:parent-style-name="standard">
      <style:graphic-properties draw:stroke="none" svg:stroke-color="#000000" draw:fill="none" draw:fill-color="#ffffff" draw:textarea-vertical-align="middle" fo:min-height="0.269cm"/>
    </style:style>
    <style:style style:name="gr20" style:family="graphic" style:parent-style-name="standard">
      <style:graphic-properties svg:stroke-color="#000000" draw:fill-color="#e0efd4" draw:textarea-horizontal-align="justify" draw:textarea-vertical-align="middle" draw:auto-grow-height="false" fo:min-height="0.807cm" fo:min-width="1.681cm"/>
    </style:style>
    <style:style style:name="gr21" style:family="graphic" style:parent-style-name="standard">
      <style:graphic-properties svg:stroke-color="#000000" draw:fill-color="#e0efd4" draw:textarea-horizontal-align="justify" draw:textarea-vertical-align="middle" draw:auto-grow-height="false" fo:min-height="0.807cm" fo:min-width="2.635cm"/>
    </style:style>
    <style:style style:name="gr22" style:family="graphic" style:parent-style-name="standard">
      <style:graphic-properties svg:stroke-color="#000000" draw:fill-color="#fffbcc" draw:textarea-horizontal-align="justify" draw:textarea-vertical-align="middle" draw:auto-grow-height="false" fo:min-height="0.807cm" fo:min-width="3.059cm"/>
    </style:style>
    <style:style style:name="gr23" style:family="graphic" style:parent-style-name="standard">
      <style:graphic-properties svg:stroke-color="#000000" draw:fill-color="#fffbcc" draw:textarea-horizontal-align="justify" draw:textarea-vertical-align="middle" draw:auto-grow-height="false" fo:min-height="0.807cm" fo:min-width="4.483cm"/>
    </style:style>
    <style:style style:name="gr24" style:family="graphic" style:parent-style-name="objectwithoutfill">
      <style:graphic-properties draw:marker-end="Arrow_20_concave" draw:marker-end-width="0.3cm" draw:fill="none" draw:textarea-vertical-align="middle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1.873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09cm" fo:min-width="3.262cm"/>
    </style:style>
    <style:style style:name="gr28" style:family="graphic" style:parent-style-name="standard">
      <style:graphic-properties draw:stroke="dash" draw:stroke-dash="Ultrafine_20_Dashed" svg:stroke-color="#000000" draw:fill="none" draw:textarea-horizontal-align="justify" draw:textarea-vertical-align="middle" draw:auto-grow-height="false" fo:min-height="1.813cm" fo:min-width="4.453cm"/>
    </style:style>
    <style:style style:name="gr29" style:family="graphic" style:parent-style-name="standard">
      <style:graphic-properties draw:stroke="none" svg:stroke-color="#000000" draw:fill="none" draw:fill-color="#ffffff" fo:min-height="1.971cm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-color="#00aaad" draw:opacity="1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fffbcc"/>
      <style:paragraph-properties fo:text-align="center"/>
      <style:text-properties style:font-name="Ubuntu Condensed" fo:font-size="10pt" style:font-size-asian="10pt" style:font-size-complex="10pt"/>
    </style:style>
    <style:style style:name="P4" style:family="paragraph">
      <loext:graphic-properties draw:fill-color="#e0efd4"/>
      <style:paragraph-properties fo:text-align="center"/>
      <style:text-properties style:font-name="Ubuntu Condensed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style:font-name="Ubuntu Condensed" fo:font-size="10pt" style:font-size-asian="10pt" style:font-size-complex="10pt"/>
    </style:style>
    <style:style style:name="P7" style:family="paragraph">
      <loext:graphic-properties draw:fill="none" draw:fill-color="#ffffff"/>
      <style:text-properties style:font-name="Ubuntu Condensed" fo:font-size="10pt" style:font-size-asian="10pt" style:font-size-complex="10pt"/>
    </style:style>
    <style:style style:name="P8" style:family="paragraph">
      <style:text-properties style:font-name="Ubuntu Condensed" fo:font-size="18pt" style:font-size-asian="18pt" style:font-size-complex="18pt"/>
    </style:style>
    <style:style style:name="P9" style:family="paragraph">
      <loext:graphic-properties draw:fill="none" draw:fill-color="#ffffff"/>
      <style:text-properties style:font-name="Ubuntu Condensed" fo:font-size="18pt" style:font-size-asian="18pt" style:font-size-complex="18pt"/>
    </style:style>
    <style:style style:name="P10" style:family="paragraph">
      <style:paragraph-properties fo:text-align="center"/>
      <style:text-properties style:font-name="Ubuntu Condensed" fo:font-size="10pt" style:font-size-asian="10pt" style:font-size-complex="10pt"/>
    </style:style>
    <style:style style:name="P11" style:family="paragraph">
      <loext:graphic-properties draw:fill="none" draw:fill-color="#ffffff"/>
      <style:paragraph-properties fo:text-align="center"/>
      <style:text-properties style:font-name="Ubuntu Condensed" fo:font-size="10pt" style:font-size-asian="10pt" style:font-size-complex="10pt"/>
    </style:style>
    <style:style style:name="P12" style:family="paragraph">
      <loext:graphic-properties draw:fill="none"/>
      <style:paragraph-properties fo:text-align="center"/>
      <style:text-properties fo:font-size="10pt" style:font-size-asian="10pt" style:font-size-complex="10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style:font-name="Ubuntu Condensed"/>
    </style:style>
    <style:style style:name="P15" style:family="paragraph">
      <loext:graphic-properties draw:fill="none" draw:fill-color="#ffffff"/>
      <style:paragraph-properties fo:text-align="start"/>
      <style:text-properties style:font-name="Ubuntu Condensed" fo:font-size="10pt" style:font-size-asian="10pt" style:font-size-complex="10pt"/>
    </style:style>
    <style:style style:name="T1" style:family="text">
      <style:text-properties style:font-name="Ubuntu Condensed" fo:font-size="10pt" style:font-size-asian="10pt" style:font-size-complex="10pt"/>
    </style:style>
    <style:style style:name="T2" style:family="text">
      <style:text-properties style:font-name="Ubuntu Condensed" fo:font-size="18pt" style:font-size-asian="18pt" style:font-size-complex="18pt"/>
    </style:style>
    <style:style style:name="T3" style:family="text">
      <style:text-properties style:font-name="Ubuntu Condense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Ubuntu Condensed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1.25cm" svg:x="4.191cm" svg:y="7.22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.293cm" svg:height="1.25cm" svg:x="2.978cm" svg:y="8.62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0.115cm" svg:height="2.139cm" svg:x="2.54cm" svg:y="10.02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1.551cm" svg:height="0.635cm" svg:x="6.414cm" svg:y="7.54cm">
          <text:p text:style-name="P2"><text:span text:style-name="T1">m</text:span><text:span text:style-name="T1">u</text:span><text:span text:style-name="T1">t</text:span><text:span text:style-name="T1">a</text:span><text:span text:style-name="T1">t</text:span><text:span text:style-name="T1">i</text:span><text:span text:style-name="T1">o</text:span><text:span text:style-name="T1">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84cm" svg:height="0.635cm" svg:x="4.409cm" svg:y="7.54cm">
          <text:p text:style-name="P2"><text:span text:style-name="T1">predicat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1.551cm" svg:height="0.635cm" svg:x="6.414cm" svg:y="7.54cm">
          <text:p text:style-name="P2"><text:span text:style-name="T1">m</text:span><text:span text:style-name="T1">ut</text:span><text:span text:style-name="T1">ati</text:span><text:span text:style-name="T1">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84cm" svg:height="0.635cm" svg:x="4.409cm" svg:y="7.54cm">
          <text:p text:style-name="P2"><text:span text:style-name="T1">predicat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draw:layer="layout" svg:width="1.584cm" svg:height="0.635cm" svg:x="3.41cm" svg:y="8.94cm">
          <text:p text:style-name="P2"><text:span text:style-name="T1">predicat</text:span><text:span text:style-name="T1">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4" draw:layer="layout" svg:width="2.821cm" svg:height="0.635cm" svg:x="3.208cm" svg:y="8.94cm">
          <text:p text:style-name="P2"><text:span text:style-name="T1">SQL WHERE </text:span><text:span text:style-name="T1">claus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636cm" svg:height="0.635cm" svg:x="6.414cm" svg:y="8.94cm">
          <text:p text:style-name="P2"><text:span text:style-name="T1">PL/SQL </text:span><text:span text:style-name="T1">proced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5" draw:layer="layout" svg:width="0.868cm" svg:height="0.868cm" draw:transform="rotate (2.35619449019234) translate (6.234cm 8.462cm)">
          <draw:image xlink:href="Pictures/100002010000040000000400DA9E8DD6ACE037A0.png" xlink:type="simple" xlink:show="embed" xlink:actuate="onLoad">
            <text:p/>
          </draw:image>
        </draw:frame>
        <draw:line draw:style-name="gr9" draw:text-style-name="P5" draw:layer="layout" svg:x1="4.391cm" svg:y1="8.222cm" svg:x2="3.39cm" svg:y2="8.845cm">
          <text:p/>
        </draw:line>
        <draw:line draw:style-name="gr9" draw:text-style-name="P5" draw:layer="layout" svg:x1="5.989cm" svg:y1="8.223cm" svg:x2="5.989cm" svg:y2="8.883cm">
          <text:p/>
        </draw:line>
        <draw:line draw:style-name="gr9" draw:text-style-name="P5" draw:layer="layout" svg:x1="6.47cm" svg:y1="8.242cm" svg:x2="6.47cm" svg:y2="8.902cm">
          <text:p/>
        </draw:line>
        <draw:line draw:style-name="gr9" draw:text-style-name="P5" draw:layer="layout" svg:x1="7.99cm" svg:y1="8.223cm" svg:x2="8.947cm" svg:y2="8.878cm">
          <text:p/>
        </draw:line>
        <draw:custom-shape draw:style-name="gr10" draw:text-style-name="P4" draw:layer="layout" svg:width="3.235cm" svg:height="1.138cm" svg:x="2.794cm" svg:y="10.465cm">
          <text:p text:style-name="P2"><text:span text:style-name="T1">Elasticsearch-like</text:span><text:span text:style-name="T1"><text:line-break/></text:span><text:span text:style-name="T1">structured predicate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draw:layer="layout" svg:width="2.636cm" svg:height="0.635cm" svg:x="6.415cm" svg:y="10.44cm">
          <text:p text:style-name="P2"><text:span text:style-name="T1">Exten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layer="layout" svg:width="3.078cm" svg:height="0.635cm" svg:x="9.416cm" svg:y="10.44cm">
          <text:p text:style-name="P2"><text:span text:style-name="T1">Functional Extension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2" draw:text-style-name="P7" draw:layer="layout" svg:width="1.299cm" svg:height="0.645cm" svg:x="3.626cm" svg:y="11.544cm">
          <draw:text-box>
            <text:p text:style-name="P6"><text:span text:style-name="T1">JSON</text:span></text:p>
          </draw:text-box>
        </draw:frame>
        <draw:frame draw:style-name="gr12" draw:text-style-name="P7" draw:layer="layout" svg:width="1.299cm" svg:height="0.645cm" svg:x="7.127cm" svg:y="11.045cm">
          <draw:text-box>
            <text:p text:style-name="P6"><text:span text:style-name="T1">JSON</text:span></text:p>
          </draw:text-box>
        </draw:frame>
        <draw:frame draw:style-name="gr13" draw:text-style-name="P7" draw:layer="layout" svg:width="1.554cm" svg:height="0.645cm" svg:x="10.228cm" svg:y="11.046cm">
          <draw:text-box>
            <text:p text:style-name="P6"><text:span text:style-name="T1">Groovy</text:span></text:p>
          </draw:text-box>
        </draw:frame>
        <draw:line draw:style-name="gr9" draw:text-style-name="P5" draw:layer="layout" svg:x1="5.989cm" svg:y1="9.723cm" svg:x2="5.989cm" svg:y2="10.383cm">
          <text:p/>
        </draw:line>
        <draw:line draw:style-name="gr9" draw:text-style-name="P5" draw:layer="layout" svg:x1="6.489cm" svg:y1="9.723cm" svg:x2="6.489cm" svg:y2="10.383cm">
          <text:p/>
        </draw:line>
        <draw:line draw:style-name="gr9" draw:text-style-name="P5" draw:layer="layout" svg:x1="3.289cm" svg:y1="9.723cm" svg:x2="2.921cm" svg:y2="10.414cm">
          <text:p/>
        </draw:line>
        <draw:line draw:style-name="gr9" draw:text-style-name="P5" draw:layer="layout" svg:x1="9.097cm" svg:y1="9.602cm" svg:x2="12.34cm" svg:y2="10.361cm">
          <text:p/>
        </draw:line>
        <draw:frame draw:style-name="gr14" draw:text-style-name="P9" draw:layer="layout" svg:width="5.967cm" svg:height="1.675cm" svg:x="8.156cm" svg:y="7.015cm">
          <draw:text-box>
            <text:p text:style-name="P8"><text:span text:style-name="T2">Con</text:span><text:span text:style-name="T2">figur</text:span><text:span text:style-name="T2">atio</text:span><text:span text:style-name="T2">n </text:span><text:span text:style-name="T2">mod</text:span><text:span text:style-name="T2">el</text:span></text:p>
          </draw:text-box>
        </draw:frame>
        <draw:frame draw:style-name="gr15" draw:text-style-name="P9" draw:layer="layout" svg:width="5.712cm" svg:height="1.199cm" svg:x="9.257cm" svg:y="8.627cm">
          <draw:text-box>
            <text:p text:style-name="P8"><text:span text:style-name="T3">Old </text:span><text:span text:style-name="T3">represe</text:span><text:span text:style-name="T3">ntation</text:span></text:p>
          </draw:text-box>
        </draw:frame>
        <draw:frame draw:style-name="gr16" draw:text-style-name="P9" draw:layer="layout" svg:width="5.711cm" svg:height="2.155cm" svg:x="12.658cm" svg:y="10.028cm">
          <draw:text-box>
            <text:p text:style-name="P8"><text:span text:style-name="T3">New </text:span><text:span text:style-name="T3">represe</text:span><text:span text:style-name="T3">ntation</text:span></text:p>
          </draw:text-box>
        </draw:frame>
        <draw:frame draw:style-name="gr17" draw:text-style-name="P2" draw:layer="layout" svg:width="2.264cm" svg:height="2.292cm" svg:x="0.583cm" svg:y="16.281cm">
          <draw:image xlink:href="Pictures/10000201000000EF000000F260361C97F6FB09ED.png" xlink:type="simple" xlink:show="embed" xlink:actuate="onLoad">
            <text:p/>
          </draw:image>
        </draw:frame>
        <draw:frame draw:style-name="gr17" draw:text-style-name="P2" draw:layer="layout" svg:width="2.572cm" svg:height="2.572cm" svg:x="7.409cm" svg:y="15.933cm">
          <draw:image xlink:href="Pictures/10001A9900000AF500000AF5328FADDF6F3CF3BE.svg" xlink:type="simple" xlink:show="embed" xlink:actuate="onLoad">
            <text:p/>
          </draw:image>
          <draw:image xlink:href="Pictures/100002010000006A0000006ACF05000B75238D14.png" xlink:type="simple" xlink:show="embed" xlink:actuate="onLoad"/>
        </draw:frame>
        <draw:frame draw:style-name="gr18" draw:text-style-name="P11" draw:layer="layout" svg:width="2.687cm" svg:height="0.645cm" svg:x="7.402cm" svg:y="18.215cm">
          <draw:text-box>
            <text:p text:style-name="P10"><text:span text:style-name="T1">JSON</text:span></text:p>
          </draw:text-box>
        </draw:frame>
        <draw:frame draw:style-name="gr19" draw:text-style-name="P11" draw:layer="layout" svg:width="2.214cm" svg:height="0.645cm" svg:x="0.658cm" svg:y="18.559cm">
          <draw:text-box>
            <text:p text:style-name="P10"><text:span text:style-name="T1">Elasticse</text:span><text:span text:style-name="T1">arch</text:span></text:p>
          </draw:text-box>
        </draw:frame>
        <draw:custom-shape draw:style-name="gr20" draw:text-style-name="P4" draw:layer="layout" svg:width="2.295cm" svg:height="1.171cm" svg:x="3.777cm" svg:y="13.53cm">
          <text:p text:style-name="P2"><text:span text:style-name="T1">Predicat</text:span><text:span text:style-name="T1">e</text:span><text:span text:style-name="T1"><text:line-break/></text:span><text:span text:style-name="T1">JSON </text:span><text:span text:style-name="T1">Execu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4" draw:layer="layout" svg:width="3.249cm" svg:height="1.171cm" svg:x="0.177cm" svg:y="13.53cm">
          <text:p text:style-name="P2"><text:span text:style-name="T1">Pr</text:span><text:span text:style-name="T1">ed</text:span><text:span text:style-name="T1">ic</text:span><text:span text:style-name="T1">at</text:span><text:span text:style-name="T1">e</text:span><text:span text:style-name="T1"><text:line-break/></text:span><text:span text:style-name="T1">El</text:span><text:span text:style-name="T1">as</text:span><text:span text:style-name="T1">tic</text:span><text:span text:style-name="T1">se</text:span><text:span text:style-name="T1">ar</text:span><text:span text:style-name="T1">ch </text:span><text:span text:style-name="T1">Ex</text:span><text:span text:style-name="T1">ec</text:span><text:span text:style-name="T1">ut</text:span><text:span text:style-name="T1">or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2" draw:text-style-name="P3" draw:layer="layout" svg:width="3.673cm" svg:height="1.171cm" svg:x="6.377cm" svg:y="13.53cm">
          <text:p text:style-name="P2"><text:span text:style-name="T1">Ex</text:span><text:span text:style-name="T1">te</text:span><text:span text:style-name="T1">nsi</text:span><text:span text:style-name="T1">on</text:span><text:span text:style-name="T1"><text:line-break/></text:span><text:span text:style-name="T1">JS</text:span><text:span text:style-name="T1">O</text:span><text:span text:style-name="T1">N </text:span><text:span text:style-name="T1">Ex</text:span><text:span text:style-name="T1">ec</text:span><text:span text:style-name="T1">ut</text:span><text:span text:style-name="T1">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3" draw:layer="layout" svg:width="5.097cm" svg:height="1.171cm" svg:x="10.377cm" svg:y="13.53cm">
          <text:p text:style-name="P2"><text:span text:style-name="T1">Function</text:span><text:span text:style-name="T1">al </text:span><text:span text:style-name="T1">Extension</text:span><text:span text:style-name="T1"><text:line-break/></text:span><text:span text:style-name="T1">JSON </text:span><text:span text:style-name="T1">Execu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24" draw:text-style-name="P5" draw:layer="layout" svg:x1="4.83cm" svg:y1="12.122cm" svg:x2="4.992cm" svg:y2="13.418cm">
          <text:p/>
        </draw:line>
        <draw:line draw:style-name="gr24" draw:text-style-name="P5" draw:layer="layout" svg:x1="4.459cm" svg:y1="12.122cm" svg:x2="1.964cm" svg:y2="13.359cm">
          <text:p/>
        </draw:line>
        <draw:line draw:style-name="gr24" draw:text-style-name="P5" draw:layer="layout" svg:x1="1.702cm" svg:y1="14.84cm" svg:x2="1.702cm" svg:y2="16.09cm">
          <text:p/>
        </draw:line>
        <draw:line draw:style-name="gr24" draw:text-style-name="P5" draw:layer="layout" svg:x1="4.992cm" svg:y1="14.829cm" svg:x2="7.638cm" svg:y2="16.108cm">
          <text:p/>
        </draw:line>
        <draw:line draw:style-name="gr24" draw:text-style-name="P5" draw:layer="layout" svg:x1="8.226cm" svg:y1="14.77cm" svg:x2="8.638cm" svg:y2="16.108cm">
          <text:p/>
        </draw:line>
        <draw:line draw:style-name="gr24" draw:text-style-name="P5" draw:layer="layout" svg:x1="13.091cm" svg:y1="14.814cm" svg:x2="9.446cm" svg:y2="16.123cm">
          <text:p/>
        </draw:line>
        <draw:line draw:style-name="gr24" draw:text-style-name="P5" draw:layer="layout" svg:x1="7.701cm" svg:y1="11.653cm" svg:x2="8.082cm" svg:y2="13.431cm">
          <text:p/>
        </draw:line>
        <draw:line draw:style-name="gr24" draw:text-style-name="P5" draw:layer="layout" svg:x1="11.003cm" svg:y1="11.653cm" svg:x2="13.035cm" svg:y2="13.304cm">
          <text:p/>
        </draw:line>
        <draw:g>
          <draw:frame draw:style-name="gr25" draw:text-style-name="P12" draw:layer="layout" svg:width="3.3cm" svg:height="3.3cm" svg:x="7.032cm" svg:y="22.971cm">
            <draw:image xlink:href="Pictures/100016DC00000AF500000AF5B7BBC4F81A46773D.svg" xlink:type="simple" xlink:show="embed" xlink:actuate="onLoad">
              <text:p text:style-name="P2"><text:span text:style-name="T4">JSON</text:span></text:p>
            </draw:image>
            <draw:image xlink:href="Pictures/100002010000006A0000006A6792CC3909C3A660.png" xlink:type="simple" xlink:show="embed" xlink:actuate="onLoad"/>
          </draw:frame>
          <draw:frame draw:style-name="gr25" draw:text-style-name="P12" draw:layer="layout" svg:width="3.3cm" svg:height="3.3cm" svg:x="7.432cm" svg:y="23.371cm">
            <draw:image xlink:href="Pictures/100016DC00000AF500000AF5B7BBC4F81A46773D.svg" xlink:type="simple" xlink:show="embed" xlink:actuate="onLoad">
              <text:p text:style-name="P2"><text:span text:style-name="T4">J</text:span><text:span text:style-name="T4">S</text:span><text:span text:style-name="T4">O</text:span><text:span text:style-name="T4">N</text:span></text:p>
            </draw:image>
            <draw:image xlink:href="Pictures/100002010000006A0000006A6792CC3909C3A660.png" xlink:type="simple" xlink:show="embed" xlink:actuate="onLoad"/>
          </draw:frame>
          <draw:frame draw:style-name="gr25" draw:text-style-name="P12" draw:layer="layout" svg:width="3.3cm" svg:height="3.3cm" svg:x="7.832cm" svg:y="23.771cm">
            <draw:image xlink:href="Pictures/100016DC00000AF500000AF5B7BBC4F81A46773D.svg" xlink:type="simple" xlink:show="embed" xlink:actuate="onLoad">
              <text:p text:style-name="P2"><text:span text:style-name="T4">JSON</text:span></text:p>
            </draw:image>
            <draw:image xlink:href="Pictures/100002010000006A0000006A6792CC3909C3A660.png" xlink:type="simple" xlink:show="embed" xlink:actuate="onLoad"/>
          </draw:frame>
        </draw:g>
        <draw:frame draw:style-name="gr26" draw:text-style-name="P14" draw:layer="layout" svg:width="2.373cm" svg:height="2.859cm" svg:x="10.716cm" svg:y="23.555cm">
          <draw:text-box>
            <text:p text:style-name="P13"><text:span text:style-name="T3">Cont</text:span><text:span text:style-name="T3">ent</text:span></text:p>
            <text:p text:style-name="P13"><text:span text:style-name="T5">- </text:span><text:span text:style-name="T5">Attribu</text:span><text:span text:style-name="T5">tes</text:span></text:p>
            <text:p text:style-name="P13"><text:span text:style-name="T5">- Offers</text:span></text:p>
            <text:p text:style-name="P13"><text:span text:style-name="T5">- </text:span><text:span text:style-name="T5">Discou</text:span><text:span text:style-name="T5">nts</text:span></text:p>
            <text:p text:style-name="P13"><text:span text:style-name="T5">- ...</text:span></text:p>
          </draw:text-box>
        </draw:frame>
        <draw:frame draw:style-name="gr8" draw:text-style-name="P5" draw:layer="layout" svg:width="4.223cm" svg:height="1.21cm" draw:transform="rotate (1.5707963267949) translate (8.136cm 23.122cm)">
          <draw:image xlink:href="Pictures/10002B07000029D300000BFDDFB7894F9754F323.svg" xlink:type="simple" xlink:show="embed" xlink:actuate="onLoad">
            <text:p/>
          </draw:image>
          <draw:image xlink:href="Pictures/1000020100000195000000743F0881EE35A34A0A.png" xlink:type="simple" xlink:show="embed" xlink:actuate="onLoad"/>
        </draw:frame>
        <draw:frame draw:style-name="gr8" draw:text-style-name="P5" draw:layer="layout" svg:width="4.223cm" svg:height="1.21cm" svg:x="3.29cm" svg:y="16.803cm">
          <draw:image xlink:href="Pictures/10002B07000029D300000BFDDFB7894F9754F323.svg" xlink:type="simple" xlink:show="embed" xlink:actuate="onLoad">
            <text:p/>
          </draw:image>
          <draw:image xlink:href="Pictures/1000020100000195000000743F0881EE35A34A0A.png" xlink:type="simple" xlink:show="embed" xlink:actuate="onLoad"/>
        </draw:frame>
        <draw:frame draw:style-name="gr27" draw:text-style-name="P14" draw:layer="layout" svg:width="3.762cm" svg:height="2.859cm" svg:x="8.693cm" svg:y="0.177cm">
          <draw:text-box>
            <text:p text:style-name="P13"><text:span text:style-name="T3">C</text:span><text:span text:style-name="T3">o</text:span><text:span text:style-name="T3">n</text:span><text:span text:style-name="T3">fi</text:span><text:span text:style-name="T3">g</text:span><text:span text:style-name="T3">u</text:span><text:span text:style-name="T3">r</text:span><text:span text:style-name="T3">a</text:span><text:span text:style-name="T3">t</text:span><text:span text:style-name="T3">i</text:span><text:span text:style-name="T3">o</text:span><text:span text:style-name="T3">n</text:span></text:p>
            <text:p text:style-name="P13"><text:span text:style-name="T5">- </text:span><text:span text:style-name="T5">C</text:span><text:span text:style-name="T5">at</text:span><text:span text:style-name="T5">e</text:span><text:span text:style-name="T5">g</text:span><text:span text:style-name="T5">or</text:span><text:span text:style-name="T5">ie</text:span><text:span text:style-name="T5">s</text:span></text:p>
            <text:p text:style-name="P13"><text:span text:style-name="T5">- </text:span><text:span text:style-name="T5">Fa</text:span><text:span text:style-name="T5">ce</text:span><text:span text:style-name="T5">ts</text:span></text:p>
            <text:p text:style-name="P13"><text:span text:style-name="T5">- </text:span><text:span text:style-name="T5">Sy</text:span><text:span text:style-name="T5">n</text:span><text:span text:style-name="T5">o</text:span><text:span text:style-name="T5">ny</text:span><text:span text:style-name="T5">m</text:span><text:span text:style-name="T5">s</text:span></text:p>
            <text:p text:style-name="P13"><text:span text:style-name="T5">- .</text:span><text:span text:style-name="T5">..</text:span></text:p>
          </draw:text-box>
        </draw:frame>
        <draw:g>
          <draw:g>
            <draw:custom-shape draw:style-name="gr4" draw:text-style-name="P3" draw:layer="layout" svg:width="1.551cm" svg:height="0.635cm" svg:x="5.815cm" svg:y="0.841cm">
              <text:p text:style-name="P2"><text:span text:style-name="T1">mu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1.584cm" svg:height="0.635cm" svg:x="3.81cm" svg:y="0.841cm">
              <text:p text:style-name="P2"><text:span text:style-name="T1">predicat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5" draw:layer="layout" svg:width="0.868cm" svg:height="0.868cm" draw:transform="rotate (2.35619449019234) translate (5.635cm 1.763cm)">
              <draw:image xlink:href="Pictures/100002010000040000000400DA9E8DD6ACE037A0.png" xlink:type="simple" xlink:show="embed" xlink:actuate="onLoad">
                <text:p/>
              </draw:image>
            </draw:frame>
          </draw:g>
          <draw:g>
            <draw:custom-shape draw:style-name="gr4" draw:text-style-name="P3" draw:layer="layout" svg:width="1.551cm" svg:height="0.635cm" svg:x="6.315cm" svg:y="1.341cm">
              <text:p text:style-name="P2"><text:span text:style-name="T1">mu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1.584cm" svg:height="0.635cm" svg:x="4.31cm" svg:y="1.341cm">
              <text:p text:style-name="P2"><text:span text:style-name="T1">predicat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5" draw:layer="layout" svg:width="0.868cm" svg:height="0.868cm" draw:transform="rotate (2.35619449019234) translate (6.135cm 2.263cm)">
              <draw:image xlink:href="Pictures/100002010000040000000400DA9E8DD6ACE037A0.png" xlink:type="simple" xlink:show="embed" xlink:actuate="onLoad">
                <text:p/>
              </draw:image>
            </draw:frame>
          </draw:g>
          <draw:g>
            <draw:custom-shape draw:style-name="gr4" draw:text-style-name="P3" draw:layer="layout" svg:width="1.551cm" svg:height="0.635cm" svg:x="6.815cm" svg:y="1.841cm">
              <text:p text:style-name="P2"><text:span text:style-name="T1">mutation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5" draw:text-style-name="P4" draw:layer="layout" svg:width="1.584cm" svg:height="0.635cm" svg:x="4.81cm" svg:y="1.841cm">
              <text:p text:style-name="P2"><text:span text:style-name="T1">predicate</text:span>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frame draw:style-name="gr8" draw:text-style-name="P5" draw:layer="layout" svg:width="0.868cm" svg:height="0.868cm" draw:transform="rotate (2.35619449019234) translate (6.635cm 2.763cm)">
              <draw:image xlink:href="Pictures/100002010000040000000400DA9E8DD6ACE037A0.png" xlink:type="simple" xlink:show="embed" xlink:actuate="onLoad">
                <text:p/>
              </draw:image>
            </draw:frame>
          </draw:g>
        </draw:g>
        <draw:custom-shape draw:style-name="gr28" draw:text-style-name="P5" draw:layer="layout" svg:width="4.953cm" svg:height="2.063cm" svg:x="3.64cm" svg:y="0.641cm">
          <text:p/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3.556cm" svg:height="2.221cm" svg:x="3.382cm" svg:y="-0.007cm">
          <draw:text-box>
            <text:p text:style-name="P13"><text:span text:style-name="T1">Configur</text:span><text:span text:style-name="T1">ation </text:span><text:span text:style-name="T1">snapshot</text:span></text:p>
          </draw:text-box>
        </draw:frame>
        <draw:frame draw:style-name="gr30" draw:text-style-name="P5" draw:layer="layout" svg:width="4.223cm" svg:height="1.21cm" draw:transform="rotate (1.5707963267949) translate (5.637cm 7.122cm)">
          <draw:image xlink:href="Pictures/10002B07000029D300000BFDDFB7894F9754F323.svg" xlink:type="simple" xlink:show="embed" xlink:actuate="onLoad">
            <text:p/>
          </draw:image>
          <draw:image xlink:href="Pictures/1000020100000195000000743F0881EE35A34A0A.png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Ubuntu Mono" svg:font-family="'Ubuntu Mono'" style:font-pitch="fixed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932cm" fo:page-height="2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14T10:54:21.577006324</meta:creation-date>
    <dc:date>2018-11-22T14:33:32.864847047</dc:date>
    <meta:editing-duration>P5DT18H2M33S</meta:editing-duration>
    <meta:editing-cycles>50</meta:editing-cycles>
    <meta:generator>LibreOffice/6.0.6.2$Linux_X86_64 LibreOffice_project/00m0$Build-2</meta:generator>
    <meta:document-statistic meta:object-count="68"/>
  </office:meta>
</office:document-meta>
</file>